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List_20_Contents">
      <style:text-properties fo:font-weight="normal" style:font-weight-asian="normal" style:font-weight-complex="normal"/>
    </style:style>
    <style:style style:name="P2" style:family="paragraph" style:parent-style-name="List_20_Contents">
      <style:text-properties fo:language="de" fo:country="DE" fo:font-weight="normal" style:font-weight-asian="normal" style:font-weight-complex="normal"/>
    </style:style>
    <style:style style:name="P3" style:family="paragraph" style:parent-style-name="List_20_Contents">
      <style:paragraph-properties fo:margin-top="0cm" fo:margin-bottom="0.499cm"/>
    </style:style>
    <style:style style:name="P4" style:family="paragraph" style:parent-style-name="List_20_Contents">
      <style:paragraph-properties fo:margin-top="0cm" fo:margin-bottom="0.499cm"/>
      <style:text-properties fo:language="de" fo:country="DE"/>
    </style:style>
    <style:style style:name="P5" style:family="paragraph" style:parent-style-name="Standard">
      <style:text-properties fo:language="de" fo:country="DE"/>
    </style:style>
    <style:style style:name="P6" style:family="paragraph" style:parent-style-name="List_20_Heading">
      <style:text-properties fo:language="de" fo:country="DE"/>
    </style:style>
    <style:style style:name="P7" style:family="paragraph" style:parent-style-name="List_20_Heading">
      <style:text-properties fo:language="de" fo:country="DE" fo:font-weight="bold"/>
    </style:style>
    <style:style style:name="P8" style:family="paragraph" style:parent-style-name="List_20_Heading">
      <style:text-properties fo:language="de" fo:country="DE" fo:font-weight="bold" style:font-weight-asian="bold" style:font-weight-complex="bold"/>
    </style:style>
    <style:style style:name="P9" style:family="paragraph" style:parent-style-name="List_20_Heading">
      <style:paragraph-properties fo:margin-left="0cm" fo:margin-right="0cm" fo:text-indent="0cm" style:auto-text-indent="false"/>
      <style:text-properties fo:language="de" fo:country="DE" fo:font-weight="bold"/>
    </style:style>
    <style:style style:name="P10" style:family="paragraph" style:parent-style-name="List_20_Contents">
      <style:paragraph-properties fo:margin-left="0cm" fo:margin-right="0cm" fo:text-indent="0cm" style:auto-text-indent="false"/>
      <style:text-properties fo:language="de" fo:country="DE"/>
    </style:style>
    <style:style style:name="P11" style:family="paragraph" style:parent-style-name="List_20_Heading" style:list-style-name="L1">
      <style:text-properties fo:language="de" fo:country="DE"/>
    </style:style>
    <style:style style:name="P12" style:family="paragraph" style:parent-style-name="List_20_Heading">
      <style:text-properties fo:language="de" fo:country="DE" fo:font-weight="bold"/>
    </style:style>
    <style:style style:name="P13" style:family="paragraph" style:parent-style-name="Heading_20_3">
      <style:text-properties fo:language="de" fo:country="DE"/>
    </style:style>
    <style:style style:name="P14" style:family="paragraph" style:parent-style-name="Standard" style:list-style-name="L2">
      <style:text-properties fo:language="de" fo:country="DE"/>
    </style:style>
    <style:style style:name="P15" style:family="paragraph" style:parent-style-name="Standard" style:list-style-name="L1">
      <style:text-properties fo:language="de" fo:country="DE"/>
    </style:style>
    <style:style style:name="P16" style:family="paragraph" style:parent-style-name="Standard" style:list-style-name="L3">
      <style:text-properties fo:language="de" fo:country="DE"/>
    </style:style>
    <style:style style:name="P17" style:family="paragraph" style:parent-style-name="List_20_Contents">
      <style:paragraph-properties fo:margin-top="0cm" fo:margin-bottom="0.499cm"/>
      <style:text-properties fo:language="de" fo:country="DE"/>
    </style:style>
    <style:style style:name="T1" style:family="text">
      <style:text-properties fo:font-weight="bold"/>
    </style:style>
    <style:style style:name="T2" style:family="text">
      <style:text-properties fo:language="de" fo:country="D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 text:is-list-header="true">A5.3.?: Fortgeschrittenenpraktikum – Software Challenge</text:h>
      <text:p text:style-name="P6"><text:span text:style-name="T1">Dozent/in</text:span> </text:p>
      <text:p text:style-name="P3"><text:span text:style-name="T2">Prof. Dr. </text:span><text:a xlink:type="simple" xlink:href="http://univis.uni-kiel.de/form?__s=2&amp;dsc=anew/tel_view&amp;pers=techn/infor/softw/hassel&amp;anonymous=1&amp;lvs=techn/infor/softw/prakpv&amp;ref=tlecture&amp;sem=2009s&amp;tdir=techn/bachel/5semes&amp;__e=340">Wilhelm Hasselbring</text:a></text:p>
      <text:p text:style-name="P7">Angaben</text:p>
      <text:p text:style-name="P4">Übung, 4 SWS, Schein, ECTS-Studium, ECTS-Credits: 8, Modul: A5.3.?<text:line-break/>Zeit und Ort: Di, Raum n.V.<text:line-break/>vom 14.4.2009 bis zum 14.7.2009</text:p>
      <text:p text:style-name="P7">Voraussetzungen / Organisatorisches</text:p>
      <text:list xml:id="list33652717" text:style-name="L1">
        <text:list-item>
          <text:p text:style-name="P11">Informatik 3, insbesondere:</text:p>
        </text:list-item>
      </text:list>
      <text:list xml:id="list33660014" text:style-name="L2">
        <text:list-item>
          <text:p text:style-name="P14">gute Java-Kenntnisse</text:p>
        </text:list-item>
        <text:list-item>
          <text:p text:style-name="P14">Teilnahme an Software-Praktikum sowie Informatik 3 (UML-Kenntnisse)</text:p>
        </text:list-item>
        <text:list-item>
          <text:p text:style-name="P14">gute Kenntnisse in Objektorientierung</text:p>
        </text:list-item>
        <text:list-item>
          <text:p text:style-name="P14">Kenntnisse im Umgang mit Quellcodeverwaltungssystemen (SVN)</text:p>
        </text:list-item>
      </text:list>
      <text:list xml:id="list33642529" text:continue-list="list33652717" text:style-name="L1">
        <text:list-item>
          <text:p text:style-name="P15">Teamfähige, aber auch selbständige Arbeitsweise</text:p>
        </text:list-item>
        <text:list-item>
          <text:p text:style-name="P15">Möglichkeit auch von zu Hause effizient arbeiten zu können (Internetanschluss, Instant Messaging)</text:p>
        </text:list-item>
      </text:list>
      <text:p text:style-name="P10"/>
      <text:p text:style-name="P9">Wünschenswertes:</text:p>
      <text:list xml:id="list33641465" text:style-name="L3">
        <text:list-item>
          <text:p text:style-name="P16">Kenntnisse in Ruby (und dem Webframework "Ruby on Rails")</text:p>
        </text:list-item>
        <text:list-item>
          <text:p text:style-name="P16">Kenntnisse im Umgang mit Virtualisierungs-Systemen (VM-Ware)</text:p>
        </text:list-item>
      </text:list>
      <text:p text:style-name="P5"/>
      <text:p text:style-name="P7">Inhalt</text:p>
      <text:p text:style-name="P4"><text:span text:style-name="T1">Lernziele:</text:span> </text:p>
      <text:p text:style-name="P4">Im Rahmen des Fortgeschrittenenpraktikums erlernen die Studenten ein großes Projekt selbstständig im Team zu entwickeln. Dabei werden sie verschiedene Techniken zum Zusammenführen mehrerer, unabhängig entwickelter Systeme kennen lernen und den Umgang mit DBMS, Modellierung, Implementierung und Schnittstellendefinitionen vertiefen. Insbesondere werden sie Test-Driven-Development und agile Entwicklungsmethoden kennen lernen und anwenden müssen.<text:line-break/><text:line-break/><text:span text:style-name="T1">Lehrinhalte:</text:span> </text:p>
      <text:p text:style-name="P4">Die Studierenden konstruieren ein hoch automatisches und langlebiges Wettkampfsystem für die bereits seit Jahren durchgeführte Software Challenge. Dabei werden sie ein verteiltes System aus vielen verschiedenen Komponenten (DBMS (SQL), Webapplikation (HTML, Ruby), Client-Server-Spieleumgebung, Plug-in-System, Cluster-System) von Grund auf eigenständig entwickeln. Besonders die zukünftige, permanente Verwendung steht hier im Vordergrund, sodass auf Sorgfalt und Fehlervermeidung geachtet wird.</text:p>
      <text:p text:style-name="P8">Links</text:p>
      <text:p text:style-name="P1"><text:span text:style-name="T2">Software Challenge: </text:span><text:a xlink:type="simple" xlink:href="http://www.informatik.uni-kiel.de/software-challenge/">http://www.informatik.uni-kiel.de/software-challenge/</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07T13:54:48.57</dc:date>
    <meta:editing-duration>PT01H41M40S</meta:editing-duration>
    <meta:editing-cycles>9</meta:editing-cycles>
    <meta:generator>OpenOffice.org/3.0$Win32 OpenOffice.org_project/300m15$Build-9379</meta:generator>
    <meta:document-statistic meta:table-count="0" meta:image-count="0" meta:object-count="0" meta:page-count="1" meta:paragraph-count="22" meta:word-count="211" meta:character-count="1823"/>
    <meta:user-defined meta:name="Info 1"/>
    <meta:user-defined meta:name="Info 2"/>
    <meta:user-defined meta:name="Info 3"/>
    <meta:user-defined meta:name="Info 4"/>
  </office:meta>
</office:document-meta>
</file>